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59H36M09.700051S" calcext:value-type="time">
            <text:p>659:3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4H06M56.495S" calcext:value-type="time">
            <text:p>04:06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12H29M48.865S" calcext:value-type="time">
            <text:p>12:29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7:33:39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7T11:39:21.942000000</dc:date>
    <dc:creator>Benjamin Laws</dc:creator>
    <meta:editing-duration>P27DT22H48M15S</meta:editing-duration>
    <meta:editing-cycles>740</meta:editing-cycles>
    <meta:generator>LibreOffice/7.2.6.2$Windows_X86_64 LibreOffice_project/b0ec3a565991f7569a5a7f5d24fed7f52653d754</meta:generator>
    <meta:document-statistic meta:table-count="2" meta:cell-count="970" meta:object-count="0"/>
  </office:meta>
</office:document-meta>
</file>